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mporaryLobCreator.setClobAsString( PreparedStatement ps , int paramIndex , @ Nullable String cont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emporaryLobCreator.setClobAsAsciiStream( PreparedStatement ps , int paramIndex , @ Nullable InputStream asciiStream , int contentLeng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emporaryLobCreator.setBlobAsBinaryStream( PreparedStatement ps , int paramIndex , @ Nullable InputStream binaryStream , int contentLeng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emporaryLobCreator.setBlobAsBytes( PreparedStatement ps , int paramIndex , @ Nullable byte [ ] cont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emporaryLobCreator.setClobAsCharacterStream( PreparedStatement ps , int paramIndex , @ Nullable Reader characterStream , int contentLengt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emporaryLobCreator.clos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